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5" svg:font-family="'LM Roman 5'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gradient" draw:fill-gradient-name="Tango_20_Blue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stroke="none" svg:stroke-color="#000000" draw:fill="none" draw:fill-color="#ffffff" fo:min-height="0.534cm"/>
    </style:style>
    <style:style style:name="gr3" style:family="graphic" style:parent-style-name="standard">
      <style:graphic-properties svg:stroke-width="0.102cm" svg:stroke-color="#ff3333" draw:marker-start-width="0.352cm" draw:marker-end-width="0.352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4" style:family="graphic" style:parent-style-name="standard">
      <style:graphic-properties svg:stroke-color="#000000" draw:fill="gradient" draw:fill-gradient-name="Tango_20_Red"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svg:stroke-color="#000000" draw:fill="gradient" draw:fill-gradient-name="Tango_20_Green" draw:opacity="50%" draw:textarea-horizontal-align="justify" draw:textarea-vertical-align="middle" draw:auto-grow-height="false" draw:shadow-opacity="50%"/>
    </style:style>
    <style:style style:name="gr6" style:family="graphic" style:parent-style-name="standard">
      <style:graphic-properties svg:stroke-width="0.102cm" svg:stroke-color="#00cc00" draw:marker-start-width="0.352cm" draw:marker-end-width="0.352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7" style:family="graphic" style:parent-style-name="objectwithoutfill">
      <style:graphic-properties draw:stroke="dash" draw:stroke-dash="Ultrafine_20_Dashed" svg:stroke-width="0cm" svg:stroke-color="#ff3333" draw:marker-start-width="0.2cm" draw:marker-end-width="0.2cm" draw:fill="none" draw:textarea-vertical-align="middle" fo:padding-top="0.125cm" fo:padding-bottom="0.125cm" fo:padding-left="0.25cm" fo:padding-right="0.25cm"/>
    </style:style>
    <style:style style:name="gr8" style:family="graphic" style:parent-style-name="objectwithoutfill">
      <style:graphic-properties draw:stroke="dash" draw:stroke-dash="Ultrafine_20_Dashed" svg:stroke-color="#00cc00" draw:fill="none" draw:textarea-vertical-align="middle"/>
    </style:style>
    <style:style style:name="gr9" style:family="graphic" style:parent-style-name="objectwithoutfill">
      <style:graphic-properties draw:stroke="dash" draw:stroke-dash="Ultrafine_20_Dashed" svg:stroke-width="0cm" svg:stroke-color="#00cc00" draw:marker-start-width="0.2cm" draw:marker-end-width="0.2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color="#000000" draw:fill="solid" draw:fill-color="#ffffff" fo:min-height="0.381cm"/>
    </style:style>
    <style:style style:name="gr11" style:family="graphic" style:parent-style-name="standard">
      <style:graphic-properties svg:stroke-color="#000000" draw:fill="gradient" draw:fill-gradient-name="Tango_20_Blue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svg:stroke-color="#000000" draw:fill="gradient" draw:fill-gradient-name="Tango_20_Yellow" draw:opacity="50%" draw:textarea-horizontal-align="justify" draw:textarea-vertical-align="middle" draw:auto-grow-height="false" draw:shadow-opacity="50%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_20_with_20_no_20_fill_20_and_20_no_20_line">
      <style:graphic-properties draw:textarea-vertical-align="middle" draw:ole-draw-aspect="1"/>
    </style:style>
    <style:style style:name="gr15" style:family="graphic" style:parent-style-name="standard">
      <style:graphic-properties draw:stroke="none" svg:stroke-color="#000000" draw:fill="none" draw:fill-color="#ffffff" fo:min-height="0.667cm"/>
    </style:style>
    <style:style style:name="gr16" style:family="graphic" style:parent-style-name="standard">
      <style:graphic-properties draw:stroke="none" svg:stroke-color="#000000" draw:fill="none" draw:fill-color="#ffffff" fo:min-height="0.38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buntu" fo:font-size="12pt" style:font-size-asian="12pt" style:font-size-complex="12pt"/>
    </style:style>
    <style:style style:name="P3" style:family="paragraph">
      <style:paragraph-properties fo:text-align="center"/>
      <style:text-properties style:font-name="Ubuntu" fo:font-size="12pt" fo:font-weight="bold" style:font-size-asian="12pt" style:font-weight-asian="bold" style:font-size-complex="12pt" style:font-weight-complex="bold"/>
    </style:style>
    <style:style style:name="P4" style:family="paragraph">
      <style:text-properties style:font-name="Ubuntu" fo:font-size="8pt" style:font-size-asian="8pt" style:font-size-complex="8pt"/>
    </style:style>
    <style:style style:name="P5" style:family="paragraph">
      <style:text-properties style:font-name="LM Roman 5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style:font-name="Ubuntu" fo:font-size="8pt" style:font-size-asian="8pt" style:font-size-complex="8pt"/>
    </style:style>
    <style:style style:name="T1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2" style:family="text">
      <style:text-properties style:text-position="sub 58%" style:font-name="Ubuntu" fo:font-size="12pt" style:font-size-asian="12pt" style:font-size-complex="12pt"/>
    </style:style>
    <style:style style:name="T3" style:family="text">
      <style:text-properties style:font-name="Ubuntu" fo:font-size="12pt" style:font-size-asian="12pt" style:font-size-complex="12pt"/>
    </style:style>
    <style:style style:name="T4" style:family="text">
      <style:text-properties style:text-position="sub 58%" style:font-name="Ubuntu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Ubuntu" fo:font-size="8pt" style:font-size-asian="8pt" style:font-size-complex="8pt"/>
    </style:style>
    <style:style style:name="T6" style:family="text">
      <style:text-properties style:font-name="LM Roman 5" fo:font-size="12pt" fo:font-weight="bold" style:font-size-asian="12pt" style:font-weight-asian="bold" style:font-size-complex="12pt" style:font-weight-complex="bold"/>
    </style:style>
    <style:style style:name="T7" style:family="text">
      <style:text-properties style:text-position="super 58%" style:font-name="LM Roman 5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5.588cm" svg:height="0.762cm" svg:x="1.889cm" svg:y="11.088cm">
            <text:p text:style-name="P1"><text:span text:style-name="T1">W</text:span><text:span text:style-name="T2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5.588cm" svg:height="0.762cm" svg:x="1.889cm" svg:y="11.85cm">
            <text:p text:style-name="P1"><text:span text:style-name="T1">W</text:span><text:span text:style-name="T2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5.588cm" svg:height="0.762cm" svg:x="1.889cm" svg:y="12.612cm">
            <text:p text:style-name="P1"><text:span text:style-name="T3">..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5.588cm" svg:height="0.762cm" svg:x="1.889cm" svg:y="13.374cm">
            <text:p text:style-name="P1"><text:span text:style-name="T3">..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5.588cm" svg:height="0.762cm" svg:x="1.889cm" svg:y="14.136cm">
            <text:p text:style-name="P1"><text:span text:style-name="T3">..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5.588cm" svg:height="0.762cm" svg:x="1.889cm" svg:y="14.898cm">
            <text:p text:style-name="P1"><text:span text:style-name="T1">W</text:span><text:span text:style-name="T2">n - 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5.588cm" svg:height="0.762cm" svg:x="1.889cm" svg:y="15.66cm">
            <text:p text:style-name="P1"><text:span text:style-name="T1">W</text:span><text:span text:style-name="T2">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2" draw:text-style-name="P3" draw:layer="layout" svg:width="5.588cm" svg:height="0.784cm" svg:x="1.889cm" svg:y="10.122cm">
          <draw:text-box>
            <text:p text:style-name="P1"><text:span text:style-name="T1">Word Embedding Matrix</text:span></text:p>
          </draw:text-box>
        </draw:frame>
        <draw:custom-shape draw:style-name="gr3" draw:text-style-name="P1" draw:layer="layout" svg:width="5.588cm" svg:height="2.286cm" svg:x="1.889cm" svg:y="11.0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62cm" svg:height="3.175cm" svg:x="11.16cm" svg:y="10.144cm">
          <text:p text:style-name="P1"><text:span text:style-name="T1">F</text:span><text:span text:style-name="T4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0.762cm" svg:height="3.175cm" svg:x="11.16cm" svg:y="14.208cm">
          <text:p text:style-name="P1"><text:span text:style-name="T1">F</text:span><text:span text:style-name="T4">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5.588cm" svg:height="3.895cm" svg:x="1.889cm" svg:y="12.557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7.477cm" svg:y1="11.033cm" svg:x2="11.541cm" svg:y2="10.525cm">
          <text:p/>
        </draw:line>
        <draw:line draw:style-name="gr7" draw:text-style-name="P1" draw:layer="layout" svg:x1="7.477cm" svg:y1="13.319cm" svg:x2="11.541cm" svg:y2="10.525cm">
          <text:p/>
        </draw:line>
        <draw:line draw:style-name="gr7" draw:text-style-name="P1" draw:layer="layout" svg:x1="1.889cm" svg:y1="11.033cm" svg:x2="11.541cm" svg:y2="10.525cm">
          <text:p/>
        </draw:line>
        <draw:line draw:style-name="gr7" draw:text-style-name="P1" draw:layer="layout" svg:x1="1.889cm" svg:y1="13.319cm" svg:x2="11.541cm" svg:y2="10.525cm">
          <text:p/>
        </draw:line>
        <draw:line draw:style-name="gr8" draw:text-style-name="P1" draw:layer="layout" svg:x1="7.477cm" svg:y1="12.557cm" svg:x2="11.541cm" svg:y2="14.589cm">
          <text:p/>
        </draw:line>
        <draw:line draw:style-name="gr8" draw:text-style-name="P1" draw:layer="layout" svg:x1="1.889cm" svg:y1="12.557cm" svg:x2="11.541cm" svg:y2="14.589cm">
          <text:p/>
        </draw:line>
        <draw:line draw:style-name="gr8" draw:text-style-name="P1" draw:layer="layout" svg:x1="1.889cm" svg:y1="16.494cm" svg:x2="11.541cm" svg:y2="14.589cm">
          <text:p/>
        </draw:line>
        <draw:line draw:style-name="gr9" draw:text-style-name="P1" draw:layer="layout" svg:x1="7.477cm" svg:y1="16.494cm" svg:x2="11.541cm" svg:y2="14.589cm">
          <text:p/>
        </draw:line>
        <draw:frame draw:style-name="gr10" draw:text-style-name="P4" draw:layer="layout" svg:width="3.175cm" svg:height="0.631cm" svg:x="7.858cm" svg:y="13.446cm">
          <draw:text-box>
            <text:p><text:span text:style-name="T5">n-gram Convolutions</text:span></text:p>
          </draw:text-box>
        </draw:frame>
        <draw:custom-shape draw:style-name="gr4" draw:text-style-name="P3" draw:layer="layout" svg:width="0.762cm" svg:height="0.762cm" svg:x="14.716cm" svg:y="12.176cm">
          <text:p text:style-name="P1"><text:span text:style-name="T1">X</text:span><text:span text:style-name="T4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0.762cm" svg:height="0.762cm" svg:x="14.716cm" svg:y="12.938cm"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0.762cm" svg:height="0.762cm" svg:x="14.716cm" svg:y="13.7cm"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0.762cm" svg:height="0.762cm" svg:x="14.716cm" svg:y="14.462cm">
          <text:p text:style-name="P1"><text:span text:style-name="T1">X</text:span><text:span text:style-name="T4">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588cm" svg:height="0.784cm" svg:x="8.747cm" svg:y="9.36cm">
          <draw:text-box>
            <text:p text:style-name="P1"><text:span text:style-name="T1">Feature Maps</text:span></text:p>
          </draw:text-box>
        </draw:frame>
        <draw:frame draw:style-name="gr2" draw:text-style-name="P3" draw:layer="layout" svg:width="3.937cm" svg:height="0.784cm" svg:x="13.065cm" svg:y="11.414cm">
          <draw:text-box>
            <text:p text:style-name="P1"><text:span text:style-name="T1">Sentence Vector</text:span></text:p>
          </draw:text-box>
        </draw:frame>
        <draw:line draw:style-name="gr13" draw:text-style-name="P1" draw:layer="layout" svg:x1="11.922cm" svg:y1="11.668cm" svg:x2="14.716cm" svg:y2="12.557cm">
          <text:p/>
        </draw:line>
        <draw:line draw:style-name="gr13" draw:text-style-name="P1" draw:layer="layout" svg:x1="11.922cm" svg:y1="15.732cm" svg:x2="14.716cm" svg:y2="14.843cm">
          <text:p/>
        </draw:line>
        <draw:g>
          <draw:custom-shape draw:style-name="gr1" draw:text-style-name="P3" draw:layer="layout" svg:width="0.762cm" svg:height="4.064cm" svg:x="17.891cm" svg:y="11.723cm">
            <text:p text:style-name="P1"><text:span text:style-name="T1">H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3" draw:layer="layout" svg:width="0.762cm" svg:height="2.54cm" svg:x="21.193cm" svg:y="12.485cm">
            <text:p text:style-name="P1"><text:span text:style-name="T1">Y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4" draw:text-style-name="P1" draw:layer="layout" svg:width="2.006cm" svg:height="1.002cm" svg:x="12.078cm" svg:y="17.7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3.683cm" svg:height="0.784cm" svg:x="16.494cm" svg:y="11.011cm">
          <draw:text-box>
            <text:p text:style-name="P1"><text:span text:style-name="T1">Latent Vector</text:span></text:p>
          </draw:text-box>
        </draw:frame>
        <draw:line draw:style-name="gr13" draw:text-style-name="P1" draw:layer="layout" svg:x1="15.351cm" svg:y1="13.7cm" svg:x2="17.891cm" svg:y2="13.7cm">
          <text:p/>
        </draw:line>
        <draw:line draw:style-name="gr13" draw:text-style-name="P1" draw:layer="layout" svg:x1="18.653cm" svg:y1="13.7cm" svg:x2="21.193cm" svg:y2="13.7cm">
          <text:p/>
        </draw:line>
        <draw:frame draw:style-name="gr15" draw:text-style-name="P5" draw:layer="layout" svg:width="1.397cm" svg:height="0.917cm" svg:x="15.986cm" svg:y="13.573cm">
          <draw:text-box>
            <text:p><text:span text:style-name="T6">R</text:span><text:span text:style-name="T7">i</text:span></text:p>
          </draw:text-box>
        </draw:frame>
        <draw:line draw:style-name="gr13" draw:text-style-name="P1" draw:layer="layout" svg:x1="21.955cm" svg:y1="13.7cm" svg:x2="23.479cm" svg:y2="13.7cm">
          <text:p/>
        </draw:line>
        <draw:frame draw:style-name="gr15" draw:text-style-name="P5" draw:layer="layout" svg:width="1.397cm" svg:height="0.917cm" svg:x="19.187cm" svg:y="13.574cm">
          <draw:text-box>
            <text:p><text:span text:style-name="T6">R</text:span><text:span text:style-name="T7">h</text:span></text:p>
          </draw:text-box>
        </draw:frame>
        <draw:frame draw:style-name="gr15" draw:text-style-name="P5" draw:layer="layout" svg:width="1.397cm" svg:height="0.917cm" svg:x="21.988cm" svg:y="13.575cm">
          <draw:text-box>
            <text:p><text:span text:style-name="T6">R</text:span><text:span text:style-name="T7">o</text:span></text:p>
          </draw:text-box>
        </draw:frame>
        <draw:frame draw:style-name="gr16" draw:text-style-name="P4" draw:layer="layout" svg:width="2.667cm" svg:height="0.631cm" svg:x="15.351cm" svg:y="13.069cm">
          <draw:text-box>
            <text:p><text:span text:style-name="T5">Fully Connected</text:span></text:p>
          </draw:text-box>
        </draw:frame>
        <draw:frame draw:style-name="gr16" draw:text-style-name="P4" draw:layer="layout" svg:width="2.667cm" svg:height="0.631cm" svg:x="18.652cm" svg:y="13.07cm">
          <draw:text-box>
            <text:p><text:span text:style-name="T5">Fully Connected</text:span></text:p>
          </draw:text-box>
        </draw:frame>
        <draw:frame draw:style-name="gr2" draw:text-style-name="P3" draw:layer="layout" svg:width="4.318cm" svg:height="0.784cm" svg:x="19.415cm" svg:y="11.668cm">
          <draw:text-box>
            <text:p text:style-name="P1"><text:span text:style-name="T1">Output Vector</text:span></text:p>
          </draw:text-box>
        </draw:frame>
        <draw:frame draw:style-name="gr10" draw:text-style-name="P6" draw:layer="layout" svg:width="2.54cm" svg:height="0.895cm" svg:x="12.049cm" svg:y="13.313cm">
          <draw:text-box>
            <text:p text:style-name="P1"><text:span text:style-name="T5">Max Over Time</text:span></text:p>
            <text:p text:style-name="P1"><text:span text:style-name="T5">Pool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Roman 5" svg:font-family="'LM Roman 5'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10:51:46.966437085</meta:creation-date>
    <dc:date>2017-10-25T19:30:12.255451915</dc:date>
    <meta:editing-duration>PT34M4S</meta:editing-duration>
    <meta:editing-cycles>8</meta:editing-cycles>
    <meta:generator>LibreOffice/4.2.8.2$Linux_X86_64 LibreOffice_project/420m0$Build-2</meta:generator>
    <meta:document-statistic meta:object-count="45"/>
  </office:meta>
</office:document-meta>
</file>

<file path=Object 1/content.xml><?xml version="1.0" encoding="utf-8"?>
<math xmlns="http://www.w3.org/1998/Math/MathML" display="block"/>
</file>